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d2dd" officeooo:paragraph-rsid="0001d2d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mbre de la máquina: Monitor</text:p>
      <text:p text:style-name="P1">Clave de superusuario: zybomonitor</text:p>
      <text:p text:style-name="P1"/>
      <text:p text:style-name="P1">Nombre de usuario: zybo</text:p>
      <text:p text:style-name="P1">Clave del usuario: zybomonit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12:26:33.836555437</meta:creation-date>
    <dc:date>2018-11-19T12:30:30.427202112</dc:date>
    <meta:editing-duration>PT3M58S</meta:editing-duration>
    <meta:editing-cycles>1</meta:editing-cycles>
    <meta:document-statistic meta:table-count="0" meta:image-count="0" meta:object-count="0" meta:page-count="1" meta:paragraph-count="4" meta:word-count="17" meta:character-count="116" meta:non-whitespace-character-count="103"/>
    <meta:generator>LibreOffice/5.2.7.2$Linux_X86_64 LibreOffice_project/20m0$Build-2</meta:generator>
  </office:meta>
</office:document-meta>
</file>